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5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6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8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0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4" style:family="paragraph">
      <loext:graphic-properties draw:fill-color="#ffffff"/>
    </style:style>
    <style:style style:name="P6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1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3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4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4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6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0" style:family="paragraph">
      <loext:graphic-properties draw:fill-color="#ffffff"/>
      <style:text-properties style:font-size-asian="12pt"/>
    </style:style>
    <style:style style:name="P91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2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9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9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7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8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9" style:family="paragraph">
      <style:paragraph-properties fo:margin-left="0cm" fo:margin-right="0cm" fo:text-indent="0cm"/>
    </style:style>
    <style:style style:name="P100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0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0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0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fo:color="#666666" loext:opacity="100%" style:font-name="PT Sans Narrow" fo:font-size="12pt" style:font-size-asian="12pt" style:font-size-complex="12pt"/>
    </style:style>
    <style:style style:name="T52" style:family="text">
      <style:text-properties style:font-name="PT Sans Narrow" fo:font-size="12pt" style:font-size-asian="12pt" style:font-size-complex="12pt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6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6"><text:span text:style-name="T14">// pawncc mt9x9.p &amp;&amp; pawnrun mt9x9.amx</text:span></text:p>
          <text:p text:style-name="P56"><text:span text:style-name="T34"/></text:p>
          <text:p text:style-name="P56"><text:span text:style-name="T27">main() {</text:span></text:p>
          <text:p text:style-name="P56"><text:span text:style-name="T27"><text:s text:c="4"/></text:span><text:span text:style-name="T27">for (new i = 1; i &lt;= 9; i += 3) {</text:span></text:p>
          <text:p text:style-name="P56"><text:span text:style-name="T27"><text:s text:c="8"/></text:span><text:span text:style-name="T27">for (new j = 1; j &lt;= 9; j++) {</text:span></text:p>
          <text:p text:style-name="P56"><text:span text:style-name="T27"><text:s text:c="12"/></text:span><text:span text:style-name="T27">for (new k = i; k &lt;= i+2; k++) {</text:span></text:p>
          <text:p text:style-name="P56"><text:span text:style-name="T27"><text:s text:c="16"/></text:span><text:span text:style-name="T27">printf "%dx%d=%2d\t", k, j, k*j</text:span></text:p>
          <text:p text:style-name="P56"><text:span text:style-name="T27"><text:s text:c="12"/></text:span><text:span text:style-name="T27">}</text:span></text:p>
          <text:p text:style-name="P56"><text:span text:style-name="T27"><text:s text:c="12"/></text:span><text:span text:style-name="T27">printf "\n"</text:span></text:p>
          <text:p text:style-name="P56"><text:span text:style-name="T27"><text:s text:c="8"/></text:span><text:span text:style-name="T27">}</text:span></text:p>
          <text:p text:style-name="P56"><text:span text:style-name="T27"><text:s text:c="8"/></text:span><text:span text:style-name="T27">print "\n"</text:span></text:p>
          <text:p text:style-name="P56"><text:span text:style-name="T27"><text:s text:c="4"/></text:span><text:span text:style-name="T27">}</text:span></text:p>
          <text:p text:style-name="P56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8"><text:span text:style-name="T15">func main() -&gt; int {</text:span></text:p>
          <text:p text:style-name="P58"><text:span text:style-name="T15"><text:s text:c="4"/></text:span><text:span text:style-name="T15">var i = 0;</text:span></text:p>
          <text:p text:style-name="P58"><text:span text:style-name="T15"><text:s text:c="4"/></text:span><text:span text:style-name="T15">for (i = 1; i &lt;= 9; i = i+3) {</text:span></text:p>
          <text:p text:style-name="P58"><text:span text:style-name="T15"><text:s text:c="8"/></text:span><text:span text:style-name="T15">var j = 0;</text:span></text:p>
          <text:p text:style-name="P58"><text:span text:style-name="T15"><text:s text:c="8"/></text:span><text:span text:style-name="T15">for (j = 1; j &lt;= 9; j = j+1) {</text:span></text:p>
          <text:p text:style-name="P58"><text:span text:style-name="T15"><text:s text:c="12"/></text:span><text:span text:style-name="T15">var k = 0;</text:span></text:p>
          <text:p text:style-name="P58"><text:span text:style-name="T15"><text:s text:c="12"/></text:span><text:span text:style-name="T15">for (k = i; k &lt;= i+2; k = k+1) {</text:span></text:p>
          <text:p text:style-name="P58"><text:span text:style-name="T15"><text:s text:c="16"/></text:span><text:span text:style-name="T15">prints(k + "x" + j + "=");</text:span></text:p>
          <text:p text:style-name="P58"><text:span text:style-name="T15"><text:s text:c="16"/></text:span><text:span text:style-name="T15">if (k*j &lt; 10) {prints(" ")} else {prints("")};</text:span></text:p>
          <text:p text:style-name="P58"><text:span text:style-name="T15"><text:s text:c="16"/></text:span><text:span text:style-name="T15">prints(k*j + "\t")</text:span></text:p>
          <text:p text:style-name="P58"><text:span text:style-name="T15"><text:s text:c="12"/></text:span><text:span text:style-name="T15">};</text:span></text:p>
          <text:p text:style-name="P58"><text:span text:style-name="T15"><text:s text:c="12"/></text:span><text:span text:style-name="T15">prints("\n")</text:span></text:p>
          <text:p text:style-name="P58"><text:span text:style-name="T15"><text:s text:c="8"/></text:span><text:span text:style-name="T15">};</text:span></text:p>
          <text:p text:style-name="P58"><text:span text:style-name="T15"><text:s text:c="8"/></text:span><text:span text:style-name="T15">prints("\n")</text:span></text:p>
          <text:p text:style-name="P58"><text:span text:style-name="T15"><text:s text:c="4"/></text:span><text:span text:style-name="T15">}</text:span></text:p>
          <text:p text:style-name="P5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3.154cm" svg:y="6.8cm">
          <text:p text:style-name="P59"><text:span text:style-name="T21">// copper mt9x9.co -o mt9x9 &amp;&amp; ./mt9x9</text:span></text:p>
          <text:p text:style-name="P59"><text:span text:style-name="T35"/></text:p>
          <text:p text:style-name="P59"><text:span text:style-name="T22">import "std"</text:span></text:p>
          <text:p text:style-name="P59"><text:span text:style-name="T22">function main</text:span></text:p>
          <text:p text:style-name="P59"><text:span text:style-name="T22"><text:s text:c="4"/></text:span><text:span text:style-name="T22">var i = Int8: 1</text:span></text:p>
          <text:p text:style-name="P59"><text:span text:style-name="T22"><text:s text:c="4"/></text:span><text:span text:style-name="T22">while i &lt;= 9</text:span></text:p>
          <text:p text:style-name="P59"><text:span text:style-name="T22"><text:s text:c="8"/></text:span><text:span text:style-name="T22">var j : Int8</text:span></text:p>
          <text:p text:style-name="P59"><text:span text:style-name="T22"><text:s text:c="8"/></text:span><text:span text:style-name="T22">(Int8: 9).each do j</text:span></text:p>
          <text:p text:style-name="P59"><text:span text:style-name="T22"><text:s text:c="12"/></text:span><text:span text:style-name="T22">j ++</text:span></text:p>
          <text:p text:style-name="P59"><text:span text:style-name="T22"><text:s text:c="12"/></text:span><text:span text:style-name="T22">var s = String: "\ax\a=\a\a\t\ax\a=\a\a\t\ax\a=\a\a"</text:span></text:p>
          <text:p text:style-name="P59"><text:span text:style-name="T22"><text:s text:c="12"/></text:span><text:span text:style-name="T22">var s0 = String: (i*j&lt;10 then " " else "")</text:span></text:p>
          <text:p text:style-name="P59"><text:span text:style-name="T22"><text:s text:c="12"/></text:span><text:span text:style-name="T22">var s1 = String: ((i+1)*j&lt;10 then " " else "")</text:span></text:p>
          <text:p text:style-name="P59"><text:span text:style-name="T22"><text:s text:c="12"/></text:span><text:span text:style-name="T22">var s2 = String: ((i+2)*j&lt;10 then " " else "")</text:span></text:p>
          <text:p text:style-name="P59"><text:span text:style-name="T22"><text:s text:c="12"/></text:span><text:span text:style-name="T22">Console.printFormat(s,i,j,s0,i*j,i+1,j,s1,(i+1)*j,i+2,j,s2,(i+2)*j)</text:span></text:p>
          <text:p text:style-name="P59"><text:span text:style-name="T22"><text:s text:c="8"/></text:span><text:span text:style-name="T22">end</text:span></text:p>
          <text:p text:style-name="P59"><text:span text:style-name="T22"><text:s text:c="8"/></text:span><text:span text:style-name="T22">Console.write("\n")</text:span></text:p>
          <text:p text:style-name="P59"><text:span text:style-name="T22"><text:s text:c="8"/></text:span><text:span text:style-name="T22">i += 3</text:span></text:p>
          <text:p text:style-name="P59"><text:span text:style-name="T22"><text:s text:c="4"/></text:span><text:span text:style-name="T22">end</text:span></text:p>
          <text:p text:style-name="P59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2" draw:layer="layout" svg:width="11.2cm" svg:height="11.4cm" svg:x="1.2cm" svg:y="6.8cm">
          <text:p text:style-name="P61"><text:span text:style-name="T14">// dcc mt9x9.jack &amp;&amp; jackvm mt9x9.vm</text:span></text:p>
          <text:p text:style-name="P61"><text:span text:style-name="T16"/></text:p>
          <text:p text:style-name="P61"><text:span text:style-name="T15">class Main {</text:span></text:p>
          <text:p text:style-name="P61"><text:span text:style-name="T15"><text:s text:c="4"/></text:span><text:span text:style-name="T15">function void main() {</text:span></text:p>
          <text:p text:style-name="P61"><text:span text:style-name="T15"><text:s text:c="8"/></text:span><text:span text:style-name="T15">var int i, j, k;</text:span></text:p>
          <text:p text:style-name="P61"><text:span text:style-name="T15"><text:s text:c="8"/></text:span><text:span text:style-name="T15">let i = 1;</text:span></text:p>
          <text:p text:style-name="P61"><text:span text:style-name="T15"><text:s text:c="8"/></text:span><text:span text:style-name="T15">while(i &lt; 10) {</text:span></text:p>
          <text:p text:style-name="P61"><text:span text:style-name="T15"><text:s text:c="12"/></text:span><text:span text:style-name="T15">let j = 1;</text:span></text:p>
          <text:p text:style-name="P61"><text:span text:style-name="T15"><text:s text:c="12"/></text:span><text:span text:style-name="T15">while(j &lt; 10) {</text:span></text:p>
          <text:p text:style-name="P61"><text:span text:style-name="T15"><text:s text:c="16"/></text:span><text:span text:style-name="T15">let k = i;</text:span></text:p>
          <text:p text:style-name="P61"><text:span text:style-name="T15"><text:s text:c="16"/></text:span><text:span text:style-name="T15">while(k &lt; (i+3)) {</text:span></text:p>
          <text:p text:style-name="P61"><text:span text:style-name="T15"><text:s text:c="20"/></text:span><text:span text:style-name="T15">do Output.printf("%dx%d=", k, j);</text:span></text:p>
          <text:p text:style-name="P61"><text:span text:style-name="T15"><text:s text:c="20"/></text:span><text:span text:style-name="T15">if((k*j) &lt; 10) {</text:span></text:p>
          <text:p text:style-name="P61"><text:span text:style-name="T15"><text:s text:c="24"/></text:span><text:span text:style-name="T15">do Output.printf(" ");</text:span></text:p>
          <text:p text:style-name="P61"><text:span text:style-name="T15"><text:s text:c="20"/></text:span><text:span text:style-name="T15">}</text:span></text:p>
          <text:p text:style-name="P61"><text:span text:style-name="T15"><text:s text:c="20"/></text:span><text:span text:style-name="T15">do Output.printf("%d\t", k*j);</text:span></text:p>
          <text:p text:style-name="P61"><text:span text:style-name="T15"><text:s text:c="20"/></text:span><text:span text:style-name="T15">let k = k + 1;</text:span></text:p>
          <text:p text:style-name="P61"><text:span text:style-name="T15"><text:s text:c="16"/></text:span><text:span text:style-name="T15">}</text:span></text:p>
          <text:p text:style-name="P61"><text:span text:style-name="T15"><text:s text:c="16"/></text:span><text:span text:style-name="T15">let j = j + 1;</text:span></text:p>
          <text:p text:style-name="P61"><text:span text:style-name="T15"><text:s text:c="16"/></text:span><text:span text:style-name="T15">do Output.printf("\n");</text:span></text:p>
          <text:p text:style-name="P61"><text:span text:style-name="T15"><text:s text:c="12"/></text:span><text:span text:style-name="T15">}</text:span></text:p>
          <text:p text:style-name="P61"><text:span text:style-name="T15"><text:s text:c="12"/></text:span><text:span text:style-name="T15">let i = i + 3;</text:span></text:p>
          <text:p text:style-name="P61"><text:span text:style-name="T15"><text:s text:c="12"/></text:span><text:span text:style-name="T15">do Output.printf("\n");</text:span></text:p>
          <text:p text:style-name="P61"><text:span text:style-name="T15"><text:s text:c="8"/></text:span><text:span text:style-name="T15">}</text:span></text:p>
          <text:p text:style-name="P61"><text:span text:style-name="T15"><text:s text:c="8"/></text:span><text:span text:style-name="T15">return;</text:span></text:p>
          <text:p text:style-name="P61"><text:span text:style-name="T15"><text:s text:c="4"/></text:span><text:span text:style-name="T15">}</text:span></text:p>
          <text:p text:style-name="P6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3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6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6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5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8" draw:layer="layout" svg:width="11.2cm" svg:height="11.4cm" svg:x="13.151cm" svg:y="6.8cm">
          <text:p text:style-name="P67"><text:span text:style-name="T23">// pure -c mt9x9.pure -o mt9x9 &amp;&amp; ./mt9x9 || pure mt9x9.pure</text:span></text:p>
          <text:p text:style-name="P67"><text:span text:style-name="T38"/></text:p>
          <text:p text:style-name="P67"><text:span text:style-name="T25">using system;</text:span></text:p>
          <text:p text:style-name="P67"><text:span text:style-name="T25">map block [1, 4, 7] with</text:span></text:p>
          <text:p text:style-name="P67"><text:span text:style-name="T25"><text:s text:c="4"/></text:span><text:span text:style-name="T25">block i = map (line i) (1..9);</text:span></text:p>
          <text:p text:style-name="P67"><text:span text:style-name="T25"><text:s text:c="4"/></text:span><text:span text:style-name="T25">line i j = map (item j) (i..i+2);</text:span></text:p>
          <text:p text:style-name="P67"><text:span text:style-name="T25"><text:s text:c="4"/></text:span><text:span text:style-name="T25">item j k = printf ("%dx%d=%2d%s") (k, j, k*j,</text:span></text:p>
          <text:p text:style-name="P67"><text:span text:style-name="T25"><text:s text:c="8"/></text:span><text:span text:style-name="T25">(if k mod 3~=0 then "\t" else if j==9 then "\n\n" else "\n"));</text:span></text:p>
          <text:p text:style-name="P67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39">{-# OPTIONS --guardedness #-}</text:span></text:p>
          <text:p text:style-name="P69"><text:span text:style-name="T39">-- agda -i /usr/share/Agda-stdlib/src -c mt9x9.agda &amp;&amp; ./mt9x9</text:span></text:p>
          <text:p text:style-name="P69"><text:span text:style-name="T40"/></text:p>
          <text:p text:style-name="P69"><text:span text:style-name="T41">module mt9x9 where</text:span></text:p>
          <text:p text:style-name="P69"><text:span text:style-name="T41">open import Data.Nat using (ℕ; _+_; _*_)</text:span></text:p>
          <text:p text:style-name="P69"><text:span text:style-name="T41">open import Data.Nat.Show using (show)</text:span></text:p>
          <text:p text:style-name="P69"><text:span text:style-name="T41">open import Data.String using (String; padLeft; _++_; concat)</text:span></text:p>
          <text:p text:style-name="P69"><text:span text:style-name="T41">open import Data.List using ([]; map; _∷_)</text:span></text:p>
          <text:p text:style-name="P69"><text:span text:style-name="T41">open import Text.Printf using (printf)</text:span></text:p>
          <text:p text:style-name="P69"><text:span text:style-name="T41">open import IO using (Main; run; putStr)</text:span></text:p>
          <text:p text:style-name="P69"><text:span text:style-name="T41">item : ℕ -&gt; ℕ -&gt; String</text:span></text:p>
          <text:p text:style-name="P69"><text:span text:style-name="T41">item j k = printf "%ux%u=%s\t" k j (padLeft ' ' 2 (show (k * j)))</text:span></text:p>
          <text:p text:style-name="P69"><text:span text:style-name="T41">line : ℕ -&gt; ℕ -&gt; String</text:span></text:p>
          <text:p text:style-name="P69"><text:span text:style-name="T41">line i j = concat (map (item j) (i ∷ (i + 1) ∷ (i + 2) ∷ [])) ++ "\n"</text:span></text:p>
          <text:p text:style-name="P69"><text:span text:style-name="T41">block : ℕ -&gt; String</text:span></text:p>
          <text:p text:style-name="P69"><text:span text:style-name="T41">block i = concat (map (line i) (1 ∷ 2 ∷ 3 ∷ 4 ∷ 5 ∷ 6 ∷ 7 ∷ 8 ∷ 9 ∷ [])) ++ "\n"</text:span></text:p>
          <text:p text:style-name="P69"><text:span text:style-name="T41">main : Main</text:span></text:p>
          <text:p text:style-name="P69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42">-- se c mt9x9.e -clean -o mt9x9 &amp;&amp; ./mt9x9</text:span></text:p>
          <text:p text:style-name="P72"><text:span text:style-name="T43"/></text:p>
          <text:p text:style-name="P72"><text:span text:style-name="T44">class MT9X9</text:span></text:p>
          <text:p text:style-name="P72"><text:span text:style-name="T44">create {ANY}</text:span></text:p>
          <text:p text:style-name="P72"><text:span text:style-name="T44"><text:s text:c="4"/></text:span><text:span text:style-name="T44">make</text:span></text:p>
          <text:p text:style-name="P72"><text:span text:style-name="T44">feature {ANY}</text:span></text:p>
          <text:p text:style-name="P72"><text:span text:style-name="T44"><text:s text:c="4"/></text:span><text:span text:style-name="T44">make</text:span></text:p>
          <text:p text:style-name="P72"><text:span text:style-name="T44"><text:s text:c="8"/></text:span><text:span text:style-name="T44">local i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i := 1</text:span></text:p>
          <text:p text:style-name="P72"><text:span text:style-name="T44"><text:s text:c="12"/></text:span><text:span text:style-name="T44">until i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block(i)</text:span></text:p>
          <text:p text:style-name="P72"><text:span text:style-name="T44"><text:s text:c="16"/></text:span><text:span text:style-name="T44">print("%N")</text:span></text:p>
          <text:p text:style-name="P72"><text:span text:style-name="T44"><text:s text:c="16"/></text:span><text:span text:style-name="T44">i := i + 3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block (i: INTEGER)</text:span></text:p>
          <text:p text:style-name="P72"><text:span text:style-name="T44"><text:s text:c="8"/></text:span><text:span text:style-name="T44">local j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j := 1</text:span></text:p>
          <text:p text:style-name="P72"><text:span text:style-name="T44"><text:s text:c="12"/></text:span><text:span text:style-name="T44">until j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line(i, j)</text:span></text:p>
          <text:p text:style-name="P72"><text:span text:style-name="T44"><text:s text:c="16"/></text:span><text:span text:style-name="T44">io.put_new_line</text:span></text:p>
          <text:p text:style-name="P72"><text:span text:style-name="T44"><text:s text:c="16"/></text:span><text:span text:style-name="T44">j := j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line (i, j: INTEGER)</text:span></text:p>
          <text:p text:style-name="P72"><text:span text:style-name="T44"><text:s text:c="8"/></text:span><text:span text:style-name="T44">local k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k := i</text:span></text:p>
          <text:p text:style-name="P72"><text:span text:style-name="T44"><text:s text:c="12"/></text:span><text:span text:style-name="T44">until k &gt; i+2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io.put_string(k.out + "x" + j.out + "=")</text:span></text:p>
          <text:p text:style-name="P72"><text:span text:style-name="T44"><text:s text:c="16"/></text:span><text:span text:style-name="T44">io.put_string(if k*j&lt;10 then " " else "" end)</text:span></text:p>
          <text:p text:style-name="P72"><text:span text:style-name="T44"><text:s text:c="16"/></text:span><text:span text:style-name="T44">io.put_string((k*j).out + "%T")</text:span></text:p>
          <text:p text:style-name="P72"><text:span text:style-name="T44"><text:s text:c="16"/></text:span><text:span text:style-name="T44">k := k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5" draw:text-style-name="P65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6" draw:text-style-name="P75" draw:layer="layout" svg:width="11.2cm" svg:height="11.4cm" svg:x="1.2cm" svg:y="6.8cm">
          <text:p text:style-name="P74"><text:span text:style-name="T14">// patscc mt9x9.dats -o mt9x9 &amp;&amp; ./mt9x9</text:span></text:p>
          <text:p text:style-name="P74"><text:span text:style-name="T16"/></text:p>
          <text:p text:style-name="P74"><text:span text:style-name="T46">#include "share/atspre_staload.hats"</text:span></text:p>
          <text:p text:style-name="P74"><text:span text:style-name="T46">implement main0() = block(1) where {</text:span></text:p>
          <text:p text:style-name="P74"><text:span text:style-name="T46"><text:s text:c="4"/></text:span><text:span text:style-name="T46">fun item(i: int, j: int, k: int): void =</text:span></text:p>
          <text:p text:style-name="P74"><text:span text:style-name="T46"><text:s text:c="8"/></text:span><text:span text:style-name="T46">if k &lt;= i+2 then (</text:span></text:p>
          <text:p text:style-name="P74"><text:span text:style-name="T46"><text:s text:c="12"/></text:span><text:span text:style-name="T46">print!(k, "x", j, "=",</text:span></text:p>
          <text:p text:style-name="P74"><text:span text:style-name="T46"><text:s text:c="16"/></text:span><text:span text:style-name="T46">(if k*j &lt; 10 then " " else ""): string, k*j, "\t");</text:span></text:p>
          <text:p text:style-name="P74"><text:span text:style-name="T46"><text:s text:c="12"/></text:span><text:span text:style-name="T46">item(i, j, k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line(i: int, j: int): void =</text:span></text:p>
          <text:p text:style-name="P74"><text:span text:style-name="T46"><text:s text:c="8"/></text:span><text:span text:style-name="T46">if j &lt;= 9 then (</text:span></text:p>
          <text:p text:style-name="P74"><text:span text:style-name="T46"><text:s text:c="12"/></text:span><text:span text:style-name="T46">item(i, j, i);</text:span></text:p>
          <text:p text:style-name="P74"><text:span text:style-name="T46"><text:s text:c="12"/></text:span><text:span text:style-name="T46">print("\n");</text:span></text:p>
          <text:p text:style-name="P74"><text:span text:style-name="T46"><text:s text:c="12"/></text:span><text:span text:style-name="T46">line(i, j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block(i: int): void =</text:span></text:p>
          <text:p text:style-name="P74"><text:span text:style-name="T46"><text:s text:c="8"/></text:span><text:span text:style-name="T46">if i &lt;= 9 then (</text:span></text:p>
          <text:p text:style-name="P74"><text:span text:style-name="T46"><text:s text:c="12"/></text:span><text:span text:style-name="T46">line(i, 1);</text:span></text:p>
          <text:p text:style-name="P74"><text:span text:style-name="T46"><text:s text:c="12"/></text:span><text:span text:style-name="T46">print_newline();</text:span></text:p>
          <text:p text:style-name="P74"><text:span text:style-name="T46"><text:s text:c="12"/></text:span><text:span text:style-name="T46">block(i+3)</text:span></text:p>
          <text:p text:style-name="P74"><text:span text:style-name="T46"><text:s text:c="8"/></text:span><text:span text:style-name="T46">)</text:span></text:p>
          <text:p text:style-name="P74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77" draw:layer="layout" svg:width="11.2cm" svg:height="11.4cm" svg:x="1.2cm" svg:y="6.8cm">
          <text:p text:style-name="P76"><text:span text:style-name="T14">// grain mt9x9.gr || grain run mt9x9.gr.wasm</text:span></text:p>
          <text:p text:style-name="P76"><text:span text:style-name="T16"/></text:p>
          <text:p text:style-name="P76"><text:span text:style-name="T15">import File from "sys/file"</text:span></text:p>
          <text:p text:style-name="P76"><text:span text:style-name="T15">import Range from "range"</text:span></text:p>
          <text:p text:style-name="P76"><text:span text:style-name="T15">let item = (j, k) =&gt; {</text:span></text:p>
          <text:p text:style-name="P76"><text:span text:style-name="T15"><text:s text:c="2"/></text:span><text:span text:style-name="T15">File.fdWrite(File.stdout, toString(k) ++ "x")</text:span></text:p>
          <text:p text:style-name="P76"><text:span text:style-name="T15"><text:s text:c="2"/></text:span><text:span text:style-name="T15">File.fdWrite(File.stdout, toString(j) ++ "=")</text:span></text:p>
          <text:p text:style-name="P76"><text:span text:style-name="T15"><text:s text:c="2"/></text:span><text:span text:style-name="T15">if (k*j &lt; 10) {</text:span></text:p>
          <text:p text:style-name="P76"><text:span text:style-name="T15"><text:s text:c="4"/></text:span><text:span text:style-name="T15">File.fdWrite(File.stdout, " " ++ toString(k*j) ++ "\t")</text:span></text:p>
          <text:p text:style-name="P76"><text:span text:style-name="T15"><text:s text:c="2"/></text:span><text:span text:style-name="T15">} else {</text:span></text:p>
          <text:p text:style-name="P76"><text:span text:style-name="T15"><text:s text:c="4"/></text:span><text:span text:style-name="T15">File.fdWrite(File.stdout, toString(k*j) ++ "\t")</text:span></text:p>
          <text:p text:style-name="P76"><text:span text:style-name="T15"><text:s text:c="2"/></text:span><text:span text:style-name="T15">}</text:span></text:p>
          <text:p text:style-name="P76"><text:span text:style-name="T15"><text:s text:c="2"/></text:span><text:span text:style-name="T15">void</text:span></text:p>
          <text:p text:style-name="P76"><text:span text:style-name="T15">}</text:span></text:p>
          <text:p text:style-name="P76"><text:span text:style-name="T15">let line = (i, j) =&gt; {</text:span></text:p>
          <text:p text:style-name="P76"><text:span text:style-name="T15"><text:s text:c="2"/></text:span><text:span text:style-name="T15">Range.forEach(k =&gt; item(j, k), Range.Inclusive(i, i+2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let block = (i) =&gt; {</text:span></text:p>
          <text:p text:style-name="P76"><text:span text:style-name="T15"><text:s text:c="2"/></text:span><text:span text:style-name="T15">Range.forEach(j =&gt; line(i*3+1, j), Range.Inclusive(1, 9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14">#!/usr/bin/dc</text:span></text:p>
          <text:p text:style-name="P31"><text:span text:style-name="T14">[ ./mt9x9.dc || dc mt9x9.dc ]sz</text:span></text:p>
          <text:p text:style-name="P31"><text:span text:style-name="T18"/></text:p>
          <text:p text:style-name="P31"><text:span text:style-name="T15">[32 P]sS</text:span></text:p>
          <text:p text:style-name="P31"><text:span text:style-name="T15">[</text:span></text:p>
          <text:p text:style-name="P31"><text:span text:style-name="T15"><text:s/></text:span><text:span text:style-name="T15">lk n [x] P lj n [=] P lk lj * d 9 !&lt;S n 9 P</text:span></text:p>
          <text:p text:style-name="P31"><text:span text:style-name="T15"><text:s/></text:span><text:span text:style-name="T15">lk 1 + d sk li 2 + !&lt;K</text:span></text:p>
          <text:p text:style-name="P31"><text:span text:style-name="T15">]sK</text:span></text:p>
          <text:p text:style-name="P31"><text:span text:style-name="T15">[</text:span></text:p>
          <text:p text:style-name="P31"><text:span text:style-name="T15"><text:s/></text:span><text:span text:style-name="T15">li d sk lK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j 1 + d sj 9 !&lt;J</text:span></text:p>
          <text:p text:style-name="P31"><text:span text:style-name="T15">]sJ</text:span></text:p>
          <text:p text:style-name="P31"><text:span text:style-name="T15">[</text:span></text:p>
          <text:p text:style-name="P31"><text:span text:style-name="T15"><text:s/></text:span><text:span text:style-name="T15">1 d sj lJ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i 3 + d si 9 !&lt;I</text:span></text:p>
          <text:p text:style-name="P31"><text:span text:style-name="T15">]sI</text:span></text:p>
          <text:p text:style-name="P31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77" draw:layer="layout" svg:width="11.2cm" svg:height="11.4cm" svg:x="13.15cm" svg:y="6.8cm">
          <text:p text:style-name="P76"><text:span text:style-name="T14">~~ cognac mt9x9.cog -run</text:span></text:p>
          <text:p text:style-name="P76"><text:span text:style-name="T18"/></text:p>
          <text:p text:style-name="P76"><text:span text:style-name="T15">Def Item (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Let K;</text:span></text:p>
          <text:p text:style-name="P76"><text:span text:style-name="T15"><text:s text:c="4"/></text:span><text:span text:style-name="T15">Puts (K"x"J"=");</text:span></text:p>
          <text:p text:style-name="P76"><text:span text:style-name="T15"><text:s text:c="4"/></text:span><text:span text:style-name="T15">Put If &lt; 10 * K J then " " else "";</text:span></text:p>
          <text:p text:style-name="P76"><text:span text:style-name="T15"><text:s text:c="4"/></text:span><text:span text:style-name="T15">Puts (* K J"\t")</text:span></text:p>
          <text:p text:style-name="P76"><text:span text:style-name="T15">);</text:span></text:p>
          <text:p text:style-name="P76"><text:span text:style-name="T15">Def Line (</text:span></text:p>
          <text:p text:style-name="P76"><text:span text:style-name="T15"><text:s text:c="4"/></text:span><text:span text:style-name="T15">Let I;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Map (Item J) Range I + I 3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 </text:span></text:p>
          <text:p text:style-name="P76"><text:span text:style-name="T15">Def Block (</text:span></text:p>
          <text:p text:style-name="P76"><text:span text:style-name="T15"><text:s text:c="4"/></text:span><text:span text:style-name="T15">Let I as block number;</text:span></text:p>
          <text:p text:style-name="P76"><text:span text:style-name="T15"><text:s text:c="4"/></text:span><text:span text:style-name="T15">Map (Line I) over Range 1 to 10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</text:span></text:p>
          <text:p text:style-name="P76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9" draw:layer="layout" svg:width="11.2cm" svg:height="11.4cm" svg:x="1.2cm" svg:y="6.8cm">
          <text:p text:style-name="P78"><text:span text:style-name="T14">#! /usr/bin/gforth</text:span></text:p>
          <text:p text:style-name="P78"><text:span text:style-name="T14">\ ./mt9x9.fth || gforth mt9x9.fth</text:span></text:p>
          <text:p text:style-name="P78"><text:span text:style-name="T26"/></text:p>
          <text:p text:style-name="P78"><text:span text:style-name="T27">: mt9x9</text:span></text:p>
          <text:p text:style-name="P78"><text:span text:style-name="T27"><text:s text:c="4"/></text:span><text:span text:style-name="T27">10 1 do</text:span></text:p>
          <text:p text:style-name="P78"><text:span text:style-name="T27"><text:s text:c="8"/></text:span><text:span text:style-name="T27">10 1 do</text:span></text:p>
          <text:p text:style-name="P78"><text:span text:style-name="T27"><text:s text:c="12"/></text:span><text:span text:style-name="T27">3 0 do</text:span></text:p>
          <text:p text:style-name="P78"><text:span text:style-name="T27"><text:s text:c="16"/></text:span><text:span text:style-name="T27">i k + 1 u.r 120 emit</text:span></text:p>
          <text:p text:style-name="P78"><text:span text:style-name="T27"><text:s text:c="16"/></text:span><text:span text:style-name="T27">j 1 u.r 61 emit</text:span></text:p>
          <text:p text:style-name="P78"><text:span text:style-name="T27"><text:s text:c="16"/></text:span><text:span text:style-name="T27">i k + j * 2 u.r 9 emit</text:span></text:p>
          <text:p text:style-name="P78"><text:span text:style-name="T27"><text:s text:c="12"/></text:span><text:span text:style-name="T27">loop</text:span></text:p>
          <text:p text:style-name="P78"><text:span text:style-name="T27"><text:s text:c="12"/></text:span><text:span text:style-name="T27">10 emit</text:span></text:p>
          <text:p text:style-name="P78"><text:span text:style-name="T27"><text:s text:c="8"/></text:span><text:span text:style-name="T27">loop</text:span></text:p>
          <text:p text:style-name="P78"><text:span text:style-name="T27"><text:s text:c="8"/></text:span><text:span text:style-name="T27">cr</text:span></text:p>
          <text:p text:style-name="P78"><text:span text:style-name="T27"><text:s text:c="4"/></text:span><text:span text:style-name="T27">3 +loop ;</text:span></text:p>
          <text:p text:style-name="P78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1" draw:layer="layout" svg:width="11.2cm" svg:height="11.4cm" svg:x="13.151cm" svg:y="6.8cm">
          <text:p text:style-name="P80"><text:span text:style-name="T14">#!/usr/bin/dao</text:span></text:p>
          <text:p text:style-name="P80"><text:span text:style-name="T14"># ./mt9x9.dao || dao mt9x9.dao</text:span></text:p>
          <text:p text:style-name="P80"><text:span text:style-name="T26"/></text:p>
          <text:p text:style-name="P80"><text:span text:style-name="T27">for(var i = 1:3:10) {</text:span></text:p>
          <text:p text:style-name="P80"><text:span text:style-name="T27"><text:s text:c="4"/></text:span><text:span text:style-name="T27">for(var j = 1:10) {</text:span></text:p>
          <text:p text:style-name="P80"><text:span text:style-name="T27"><text:s text:c="8"/></text:span><text:span text:style-name="T27">for(var k in {i, i+1, i+2})</text:span></text:p>
          <text:p text:style-name="P80"><text:span text:style-name="T27"><text:s text:c="12"/></text:span><text:span text:style-name="T27">io.writef("%dx%d=%2d\t", k, j, k*j)</text:span></text:p>
          <text:p text:style-name="P80"><text:span text:style-name="T27"><text:s text:c="8"/></text:span><text:span text:style-name="T27">io.write("\n")</text:span></text:p>
          <text:p text:style-name="P80"><text:span text:style-name="T27"><text:s text:c="4"/></text:span><text:span text:style-name="T27">}</text:span></text:p>
          <text:p text:style-name="P80"><text:span text:style-name="T27"><text:s text:c="4"/></text:span><text:span text:style-name="T27">io.writeln()</text:span></text:p>
          <text:p text:style-name="P80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2"><text:span text:style-name="T14">// chpl mt9x9.chpl &amp;&amp; ./mt9x9</text:span></text:p>
          <text:p text:style-name="P82"><text:span text:style-name="T16"/></text:p>
          <text:p text:style-name="P82"><text:span text:style-name="T27">for i in 1..9 by 3 {</text:span></text:p>
          <text:p text:style-name="P82"><text:span text:style-name="T27"><text:s text:c="4"/></text:span><text:span text:style-name="T27">for j in 1..9 {</text:span></text:p>
          <text:p text:style-name="P82"><text:span text:style-name="T27"><text:s text:c="8"/></text:span><text:span text:style-name="T27">for k in [i, i+1, i+2] {</text:span></text:p>
          <text:p text:style-name="P82"><text:span text:style-name="T27"><text:s text:c="12"/></text:span><text:span text:style-name="T27">writef("%{#}x%{#}=%{##}\t", k, j, k*j);</text:span></text:p>
          <text:p text:style-name="P82"><text:span text:style-name="T27"><text:s text:c="8"/></text:span><text:span text:style-name="T27">}</text:span></text:p>
          <text:p text:style-name="P82"><text:span text:style-name="T27"><text:s text:c="8"/></text:span><text:span text:style-name="T27">write('\n');</text:span></text:p>
          <text:p text:style-name="P82"><text:span text:style-name="T27"><text:s text:c="4"/></text:span><text:span text:style-name="T27">}</text:span></text:p>
          <text:p text:style-name="P82"><text:span text:style-name="T27"><text:s text:c="4"/></text:span><text:span text:style-name="T27">writeln();</text:span></text:p>
          <text:p text:style-name="P8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5" draw:layer="layout" svg:width="11.2cm" svg:height="11.4cm" svg:x="1.2cm" svg:y="6.8cm">
          <text:p text:style-name="P84"><text:span text:style-name="T31">* pspp mt9x9.sps</text:span></text:p>
          <text:p text:style-name="P84"><text:span text:style-name="T47"/></text:p>
          <text:p text:style-name="P84"><text:span text:style-name="T33">NEW FILE.</text:span></text:p>
          <text:p text:style-name="P84"><text:span text:style-name="T33">INPUT PROGRAM.</text:span></text:p>
          <text:p text:style-name="P84"><text:span text:style-name="T33"><text:s text:c="4"/></text:span><text:span text:style-name="T33">STRING #s #s0 TO #s2 (A6).</text:span></text:p>
          <text:p text:style-name="P84"><text:span text:style-name="T33"><text:s text:c="4"/></text:span><text:span text:style-name="T33">LOOP #i = 1 TO 9 BY 3.</text:span></text:p>
          <text:p text:style-name="P84"><text:span text:style-name="T33"><text:s text:c="8"/></text:span><text:span text:style-name="T33">LOOP #j = 1 TO 9.</text:span></text:p>
          <text:p text:style-name="P84"><text:span text:style-name="T33"><text:s text:c="12"/></text:span><text:span text:style-name="T33">LOOP #k = #i TO #i+2.</text:span></text:p>
          <text:p text:style-name="P84"><text:span text:style-name="T33"><text:s text:c="16"/></text:span><text:span text:style-name="T33">COMPUTE #s = CONCAT(STRING(#k,F1),"x",STRING(#j,F1),"=",STRING(#k*#j,F2)).</text:span></text:p>
          <text:p text:style-name="P84"><text:span text:style-name="T33"><text:s text:c="16"/></text:span><text:span text:style-name="T33">IF(#k = #i) #s0 = #s.</text:span></text:p>
          <text:p text:style-name="P84"><text:span text:style-name="T33"><text:s text:c="16"/></text:span><text:span text:style-name="T33">IF(#k = #i+1) #s1 = #s.</text:span></text:p>
          <text:p text:style-name="P84"><text:span text:style-name="T33"><text:s text:c="16"/></text:span><text:span text:style-name="T33">IF(#k = #i+2) #s2 = #s.</text:span></text:p>
          <text:p text:style-name="P84"><text:span text:style-name="T33"><text:s text:c="12"/></text:span><text:span text:style-name="T33">END LOOP.</text:span></text:p>
          <text:p text:style-name="P84"><text:span text:style-name="T33"><text:s text:c="12"/></text:span><text:span text:style-name="T33">PRINT / #s0(A6) " <text:s/>" #s1(A6) " <text:s/>" #s2(A6).</text:span></text:p>
          <text:p text:style-name="P84"><text:span text:style-name="T33"><text:s text:c="8"/></text:span><text:span text:style-name="T33">END LOOP.</text:span></text:p>
          <text:p text:style-name="P84"><text:span text:style-name="T33"><text:s text:c="8"/></text:span><text:span text:style-name="T33">PRINT.</text:span></text:p>
          <text:p text:style-name="P84"><text:span text:style-name="T33"><text:s text:c="4"/></text:span><text:span text:style-name="T33">END LOOP.</text:span></text:p>
          <text:p text:style-name="P84"><text:span text:style-name="T33"><text:s text:c="4"/></text:span><text:span text:style-name="T33">WRITE.</text:span></text:p>
          <text:p text:style-name="P84"><text:span text:style-name="T33"><text:s text:c="4"/></text:span><text:span text:style-name="T33">END FILE.</text:span></text:p>
          <text:p text:style-name="P84"><text:span text:style-name="T33">END INPUT PROGRAM.</text:span></text:p>
          <text:p text:style-name="P84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7" draw:layer="layout" svg:width="11.2cm" svg:height="11.4cm" svg:x="13.154cm" svg:y="6.8cm">
          <text:p text:style-name="P86"><text:span text:style-name="T14"/></text:p>
          <text:p text:style-name="P86"><text:span text:style-name="T14">-- ghdl -c mt9x9.vhd -e mt9x9 &amp;&amp; ./mt9x9</text:span></text:p>
          <text:p text:style-name="P86"><text:span text:style-name="T18"/></text:p>
          <text:p text:style-name="P86"><text:span text:style-name="T18">LIBRARY std;</text:span></text:p>
          <text:p text:style-name="P86"><text:span text:style-name="T18">USE std.TEXTIO.all;</text:span></text:p>
          <text:p text:style-name="P86"><text:span text:style-name="T18">entity mt9x9 is</text:span></text:p>
          <text:p text:style-name="P86"><text:span text:style-name="T18">end mt9x9;</text:span></text:p>
          <text:p text:style-name="P86"><text:span text:style-name="T18">architecture mt9x9 of mt9x9 is</text:span></text:p>
          <text:p text:style-name="P86"><text:span text:style-name="T18">begin</text:span></text:p>
          <text:p text:style-name="P86"><text:span text:style-name="T18"><text:s text:c="4"/></text:span><text:span text:style-name="T18">process</text:span></text:p>
          <text:p text:style-name="P86"><text:span text:style-name="T18"><text:s text:c="8"/></text:span><text:span text:style-name="T18">variable i, j, k: integer;</text:span></text:p>
          <text:p text:style-name="P86"><text:span text:style-name="T18"><text:s text:c="8"/></text:span><text:span text:style-name="T18">variable s: line;</text:span></text:p>
          <text:p text:style-name="P86"><text:span text:style-name="T18"><text:s text:c="4"/></text:span><text:span text:style-name="T18">begin</text:span></text:p>
          <text:p text:style-name="P86"><text:span text:style-name="T18"><text:s text:c="8"/></text:span><text:span text:style-name="T18">for i in 1 to 9 loop</text:span></text:p>
          <text:p text:style-name="P86"><text:span text:style-name="T18"><text:s text:c="12"/></text:span><text:span text:style-name="T18">next when i mod 3 /= 1;</text:span></text:p>
          <text:p text:style-name="P86"><text:span text:style-name="T18"><text:s text:c="12"/></text:span><text:span text:style-name="T18">for j in 1 to 9 loop</text:span></text:p>
          <text:p text:style-name="P86"><text:span text:style-name="T18"><text:s text:c="16"/></text:span><text:span text:style-name="T18">for k in i to i+2 loop</text:span></text:p>
          <text:p text:style-name="P86"><text:span text:style-name="T18"><text:s text:c="20"/></text:span><text:span text:style-name="T18">write(s, k);</text:span></text:p>
          <text:p text:style-name="P86"><text:span text:style-name="T18"><text:s text:c="20"/></text:span><text:span text:style-name="T18">write(s, 'x');</text:span></text:p>
          <text:p text:style-name="P86"><text:span text:style-name="T18"><text:s text:c="20"/></text:span><text:span text:style-name="T18">write(s, j);</text:span></text:p>
          <text:p text:style-name="P86"><text:span text:style-name="T18"><text:s text:c="20"/></text:span><text:span text:style-name="T18">write(s, '=');</text:span></text:p>
          <text:p text:style-name="P86"><text:span text:style-name="T18"><text:s text:c="20"/></text:span><text:span text:style-name="T18">write(s, k*j, right, 2);</text:span></text:p>
          <text:p text:style-name="P86"><text:span text:style-name="T18"><text:s text:c="20"/></text:span><text:span text:style-name="T18">write(s, character'val(9));</text:span></text:p>
          <text:p text:style-name="P86"><text:span text:style-name="T18"><text:s text:c="16"/></text:span><text:span text:style-name="T18">end loop;</text:span></text:p>
          <text:p text:style-name="P86"><text:span text:style-name="T18"><text:s text:c="16"/></text:span><text:span text:style-name="T18">writeline(OUTPUT, s);</text:span></text:p>
          <text:p text:style-name="P86"><text:span text:style-name="T18"><text:s text:c="12"/></text:span><text:span text:style-name="T18">end loop;</text:span></text:p>
          <text:p text:style-name="P86"><text:span text:style-name="T18"><text:s text:c="12"/></text:span><text:span text:style-name="T18">write(s, character'val(0));</text:span></text:p>
          <text:p text:style-name="P86"><text:span text:style-name="T18"><text:s text:c="12"/></text:span><text:span text:style-name="T18">writeline(OUTPUT, s);</text:span></text:p>
          <text:p text:style-name="P86"><text:span text:style-name="T18"><text:s text:c="8"/></text:span><text:span text:style-name="T18">end loop;</text:span></text:p>
          <text:p text:style-name="P86"><text:span text:style-name="T18"><text:s text:c="8"/></text:span><text:span text:style-name="T18">wait;</text:span></text:p>
          <text:p text:style-name="P86"><text:span text:style-name="T18"><text:s text:c="4"/></text:span><text:span text:style-name="T18">end process;</text:span></text:p>
          <text:p text:style-name="P86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89" draw:layer="layout" svg:width="11.2cm" svg:height="11.4cm" svg:x="13.15cm" svg:y="6.8cm">
          <text:p text:style-name="P88"><text:span text:style-name="T21">-- sqlite3 &lt; mt9x9.sql</text:span></text:p>
          <text:p text:style-name="P88"><text:span text:style-name="T35"/></text:p>
          <text:p text:style-name="P88"><text:span text:style-name="T22">.mode tabs</text:span></text:p>
          <text:p text:style-name="P88"><text:span text:style-name="T22">CREATE TABLE t(j INT, i INT);</text:span></text:p>
          <text:p text:style-name="P88"><text:span text:style-name="T22">WITH RECURSIVE </text:span></text:p>
          <text:p text:style-name="P88"><text:span text:style-name="T22"><text:s text:c="2"/></text:span><text:span text:style-name="T22">for(j) AS (VALUES(1) UNION ALL SELECT j+1 FROM for WHERE j &lt; 9)</text:span></text:p>
          <text:p text:style-name="P88"><text:span text:style-name="T22">INSERT INTO t SELECT j, 1 FROM for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9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23">*&gt; cobc -Fx mt9x9.cob &amp;&amp; ./mt9x9 || cobc -Fxj mt9x9.cob</text:span></text:p>
          <text:p text:style-name="P71"><text:span text:style-name="T38"/></text:p>
          <text:p text:style-name="P71"><text:span text:style-name="T25">identification division.</text:span></text:p>
          <text:p text:style-name="P71"><text:span text:style-name="T25">program-id. mt9x9.</text:span></text:p>
          <text:p text:style-name="P71"><text:span text:style-name="T25">data division.</text:span></text:p>
          <text:p text:style-name="P71"><text:span text:style-name="T25">working-storage section.</text:span></text:p>
          <text:p text:style-name="P71"><text:span text:style-name="T25">01 i pic 9.</text:span></text:p>
          <text:p text:style-name="P71"><text:span text:style-name="T25">01 j pic 9.</text:span></text:p>
          <text:p text:style-name="P71"><text:span text:style-name="T25">01 k pic 9.</text:span></text:p>
          <text:p text:style-name="P71"><text:span text:style-name="T25">01 l pic 9.</text:span></text:p>
          <text:p text:style-name="P71"><text:span text:style-name="T25">01 kj pic z9.</text:span></text:p>
          <text:p text:style-name="P71"><text:span text:style-name="T25">procedure division.</text:span></text:p>
          <text:p text:style-name="P71"><text:span text:style-name="T25">perform varying i from 0 by 3 until i greater than 8</text:span></text:p>
          <text:p text:style-name="P71"><text:span text:style-name="T25"><text:s text:c="4"/></text:span><text:span text:style-name="T25">perform with test after varying j from 1 by 1 until j equal 9</text:span></text:p>
          <text:p text:style-name="P71"><text:span text:style-name="T25"><text:s text:c="8"/></text:span><text:span text:style-name="T25">perform varying l from 1 by 1 until l greater than 3</text:span></text:p>
          <text:p text:style-name="P71"><text:span text:style-name="T25"><text:s text:c="12"/></text:span><text:span text:style-name="T25">add i l giving k</text:span></text:p>
          <text:p text:style-name="P71"><text:span text:style-name="T25"><text:s text:c="12"/></text:span><text:span text:style-name="T25">multiply k by j giving kj</text:span></text:p>
          <text:p text:style-name="P71"><text:span text:style-name="T25"><text:s text:c="12"/></text:span><text:span text:style-name="T25">display k "x" j "=" kj x"09" with no advancing</text:span></text:p>
          <text:p text:style-name="P71"><text:span text:style-name="T25"><text:s text:c="8"/></text:span><text:span text:style-name="T25">end-perform</text:span></text:p>
          <text:p text:style-name="P71"><text:span text:style-name="T25"><text:s text:c="8"/></text:span><text:span text:style-name="T25">display x"0a" with no advancing</text:span></text:p>
          <text:p text:style-name="P71"><text:span text:style-name="T25"><text:s text:c="4"/></text:span><text:span text:style-name="T25">end-perform</text:span></text:p>
          <text:p text:style-name="P71"><text:span text:style-name="T25"><text:s text:c="4"/></text:span><text:span text:style-name="T25">display x"00"</text:span></text:p>
          <text:p text:style-name="P71"><text:span text:style-name="T25">end-perform</text:span></text:p>
          <text:p text:style-name="P71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92" draw:layer="layout" svg:width="11.2cm" svg:height="11.4cm" svg:x="13.21cm" svg:y="6.8cm">
          <text:p text:style-name="P91"><text:span text:style-name="T48">bloop mt9x9.bloop &lt;&lt;&lt; 'MT9X9[].'</text:span></text:p>
          <text:p text:style-name="P91"><text:span text:style-name="T36"/></text:p>
          <text:p text:style-name="P91"><text:span text:style-name="T22">DEFINE PROCEDURE ''MT9X9'' [N]:</text:span></text:p>
          <text:p text:style-name="P91"><text:span text:style-name="T22">BLOCK 0: BEGIN</text:span></text:p>
          <text:p text:style-name="P91"><text:span text:style-name="T22"><text:s text:c="4"/></text:span><text:span text:style-name="T22">CELL(0) &lt;= 1;</text:span></text:p>
          <text:p text:style-name="P91"><text:span text:style-name="T22"><text:s text:c="4"/></text:span><text:span text:style-name="T22">LOOP 3 TIMES:</text:span></text:p>
          <text:p text:style-name="P91"><text:span text:style-name="T22"><text:s text:c="4"/></text:span><text:span text:style-name="T22">BLOCK 1: BEGIN</text:span></text:p>
          <text:p text:style-name="P91"><text:span text:style-name="T22"><text:s text:c="8"/></text:span><text:span text:style-name="T22">CELL(1) &lt;= 1;</text:span></text:p>
          <text:p text:style-name="P91"><text:span text:style-name="T22"><text:s text:c="8"/></text:span><text:span text:style-name="T22">LOOP 9 TIMES:</text:span></text:p>
          <text:p text:style-name="P91"><text:span text:style-name="T22"><text:s text:c="8"/></text:span><text:span text:style-name="T22">BLOCK 2: BEGIN</text:span></text:p>
          <text:p text:style-name="P91"><text:span text:style-name="T22"><text:s text:c="12"/></text:span><text:span text:style-name="T22">CELL(2) &lt;= CELL(0);</text:span></text:p>
          <text:p text:style-name="P91"><text:span text:style-name="T22"><text:s text:c="12"/></text:span><text:span text:style-name="T22">LOOP 3 TIMES:</text:span></text:p>
          <text:p text:style-name="P91"><text:span text:style-name="T22"><text:s text:c="12"/></text:span><text:span text:style-name="T22">BLOCK 3: BEGIN</text:span></text:p>
          <text:p text:style-name="P91"><text:span text:style-name="T22"><text:s text:c="16"/></text:span><text:span text:style-name="T22">PRINT [CELL(2), 'x', CELL(1), '='];</text:span></text:p>
          <text:p text:style-name="P91"><text:span text:style-name="T22"><text:s text:c="16"/></text:span><text:span text:style-name="T22">IF CELL(2) * CELL(1) &lt; 10, THEN:</text:span></text:p>
          <text:p text:style-name="P91"><text:span text:style-name="T22"><text:s text:c="16"/></text:span><text:span text:style-name="T22">PRINT [' '];</text:span></text:p>
          <text:p text:style-name="P91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1"><text:span text:style-name="T22"><text:s text:c="16"/></text:span><text:span text:style-name="T22">CELL(2) &lt;= CELL(2) + 1;</text:span></text:p>
          <text:p text:style-name="P91"><text:span text:style-name="T22"><text:s text:c="12"/></text:span><text:span text:style-name="T22">BLOCK 3: END;</text:span></text:p>
          <text:p text:style-name="P91"><text:span text:style-name="T22"><text:s text:c="12"/></text:span><text:span text:style-name="T22">PRINT ['</text:span></text:p>
          <text:p text:style-name="P91"><text:span text:style-name="T22">'];</text:span></text:p>
          <text:p text:style-name="P91"><text:span text:style-name="T22"><text:s text:c="12"/></text:span><text:span text:style-name="T22">CELL(1) &lt;= CELL(1) + 1;</text:span></text:p>
          <text:p text:style-name="P91"><text:span text:style-name="T22"><text:s text:c="8"/></text:span><text:span text:style-name="T22">BLOCK 2: END;</text:span></text:p>
          <text:p text:style-name="P91"><text:span text:style-name="T22"><text:s text:c="8"/></text:span><text:span text:style-name="T22">PRINT ['</text:span></text:p>
          <text:p text:style-name="P91"><text:span text:style-name="T22">'];</text:span></text:p>
          <text:p text:style-name="P91"><text:span text:style-name="T22"><text:s text:c="8"/></text:span><text:span text:style-name="T22">CELL(0) &lt;= CELL(0) + 3;</text:span></text:p>
          <text:p text:style-name="P91"><text:span text:style-name="T22"><text:s text:c="4"/></text:span><text:span text:style-name="T22">BLOCK 1: END;</text:span></text:p>
          <text:p text:style-name="P91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39">/* cantonese mt9x9.cantonese */</text:span></text:p>
          <text:p text:style-name="P93"><text:span text:style-name="T40"/></text:p>
          <text:p text:style-name="P93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93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93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93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93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93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93"><text:span text:style-name="T41"><text:s text:c="12"/></text:span><text:span text:style-name="T41">}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93"><text:span text:style-name="T41"><text:s text:c="8"/></text:span><text:span text:style-name="T41">行晒</text:span></text:p>
          <text:p text:style-name="P93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93"><text:span text:style-name="T41"><text:s text:c="4"/></text:span><text:span text:style-name="T41">行晒</text:span></text:p>
          <text:p text:style-name="P93"><text:span text:style-name="T41"><text:s text:c="4"/></text:span><text:span text:style-name="T41">畀我睇下 </text:span><text:span text:style-name="T41">"" </text:span><text:span text:style-name="T41">點樣先？</text:span></text:p>
          <text:p text:style-name="P93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96" draw:layer="layout" svg:width="11.2cm" svg:height="11.4cm" svg:x="13.21cm" svg:y="6.8cm">
          <text:p text:style-name="P95"><text:span text:style-name="T51">批曰。『</text:span><text:span text:style-name="T51">wenyan mt9x9.wy</text:span><text:span text:style-name="T51">』。</text:span></text:p>
          <text:p text:style-name="P95"><text:span text:style-name="T37"/></text:p>
          <text:p text:style-name="P95"><text:span text:style-name="T52">有數一名之曰「甲」。</text:span></text:p>
          <text:p text:style-name="P95"><text:span text:style-name="T52">恆為是。若「甲」不小於十者乃止也。</text:span></text:p>
          <text:p text:style-name="P95"><text:span text:style-name="T52"><text:s text:c="4"/></text:span><text:span text:style-name="T52">有數一名之曰「乙」。</text:span></text:p>
          <text:p text:style-name="P95"><text:span text:style-name="T52"><text:s text:c="4"/></text:span><text:span text:style-name="T52">恆為是。若「乙」不小於十者乃止也。</text:span></text:p>
          <text:p text:style-name="P95"><text:span text:style-name="T52"><text:s text:c="8"/></text:span><text:span text:style-name="T52">有數「甲」名之曰「丙」。</text:span></text:p>
          <text:p text:style-name="P95"><text:span text:style-name="T52"><text:s text:c="8"/></text:span><text:span text:style-name="T52">吾有一言。名之曰「列」。</text:span></text:p>
          <text:p text:style-name="P95"><text:span text:style-name="T52"><text:s text:c="8"/></text:span><text:span text:style-name="T52">恆為是。若「丙」不小於「甲」加三者乃止也。</text:span></text:p>
          <text:p text:style-name="P95"><text:span text:style-name="T52"><text:s text:c="12"/></text:span><text:span text:style-name="T52">乘「丙」以「乙」名之曰「果」。</text:span></text:p>
          <text:p text:style-name="P95"><text:span text:style-name="T52"><text:s text:c="12"/></text:span><text:span text:style-name="T52">加「列」以「丙」。昔之「列」者今其是矣。</text:span></text:p>
          <text:p text:style-name="P95"><text:span text:style-name="T52"><text:s text:c="12"/></text:span><text:span text:style-name="T52">加「列」以『</text:span><text:span text:style-name="T52">x</text:span><text:span text:style-name="T52">』。昔之「列」者今其是矣。</text:span></text:p>
          <text:p text:style-name="P95"><text:span text:style-name="T52"><text:s text:c="12"/></text:span><text:span text:style-name="T52">加「列」以「乙」。昔之「列」者今其是矣。</text:span></text:p>
          <text:p text:style-name="P95"><text:span text:style-name="T52"><text:s text:c="12"/></text:span><text:span text:style-name="T52">加「列」以『</text:span><text:span text:style-name="T52">=</text:span><text:span text:style-name="T52">』。昔之「列」者今其是矣。</text:span></text:p>
          <text:p text:style-name="P95"><text:span text:style-name="T52"><text:s text:c="12"/></text:span><text:span text:style-name="T52">若「果」小於十者</text:span></text:p>
          <text:p text:style-name="P95"><text:span text:style-name="T52"><text:s text:c="16"/></text:span><text:span text:style-name="T52">加「列」以『 』。昔之「列」者今其是矣也。</text:span></text:p>
          <text:p text:style-name="P95"><text:span text:style-name="T52"><text:s text:c="12"/></text:span><text:span text:style-name="T52">加「列」以「果」。昔之「列」者今其是矣。</text:span></text:p>
          <text:p text:style-name="P95"><text:span text:style-name="T52"><text:s text:c="12"/></text:span><text:span text:style-name="T52">加「列」以『</text:span><text:span text:style-name="T52">\t</text:span><text:span text:style-name="T52">』。昔之「列」者今其是矣。</text:span></text:p>
          <text:p text:style-name="P95"><text:span text:style-name="T52"><text:s text:c="12"/></text:span><text:span text:style-name="T52">加「丙」以一。昔之「丙」者今其是矣。</text:span></text:p>
          <text:p text:style-name="P95"><text:span text:style-name="T52"><text:s text:c="8"/></text:span><text:span text:style-name="T52">云云。</text:span></text:p>
          <text:p text:style-name="P95"><text:span text:style-name="T52"><text:s text:c="8"/></text:span><text:span text:style-name="T52">吾有一言。曰「列」。書之。</text:span></text:p>
          <text:p text:style-name="P95"><text:span text:style-name="T52"><text:s text:c="8"/></text:span><text:span text:style-name="T52">加「乙」以一。昔之「乙」者今其是矣。</text:span></text:p>
          <text:p text:style-name="P95"><text:span text:style-name="T52"><text:s text:c="4"/></text:span><text:span text:style-name="T52">云云。</text:span></text:p>
          <text:p text:style-name="P95"><text:span text:style-name="T52"><text:s text:c="4"/></text:span><text:span text:style-name="T52">書之。</text:span></text:p>
          <text:p text:style-name="P95"><text:span text:style-name="T52"><text:s text:c="4"/></text:span><text:span text:style-name="T52">加「甲」以三。昔之「甲」者今其是矣。</text:span></text:p>
          <text:p text:style-name="P95"><text:span text:style-name="T5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97"><text:span text:style-name="T53">Rosetta Code</text:span></text:p>
                <text:p text:style-name="P98"><text:span text:style-name="T54">&lt;https://www.rosettacode.org/wiki/Multiplication_tables&gt;</text:span></text:p>
              </text:list-item>
              <text:list-item>
                <text:p text:style-name="P97"><text:span text:style-name="T53">Learn X in Y minutes</text:span></text:p>
              </text:list-item>
            </text:list>
            <text:list text:style-name="L5">
              <text:list-header>
                <text:p text:style-name="P98"><text:span text:style-name="T54">&lt;https://learnxinyminutes.com/&gt;</text:span></text:p>
              </text:list-header>
            </text:list>
            <text:list text:style-name="L3">
              <text:list-item>
                <text:p text:style-name="P97"><text:span text:style-name="T53">Fibonacci Benchmark</text:span></text:p>
              </text:list-item>
            </text:list>
            <text:list text:style-name="L5">
              <text:list-header>
                <text:p text:style-name="P98"><text:span text:style-name="T54">&lt;https://github.com/drujensen/fib&gt;</text:span></text:p>
              </text:list-header>
            </text:list>
            <text:list text:style-name="L3">
              <text:list-item>
                <text:p text:style-name="P97"><text:span text:style-name="T53">99 Bottles of Beer</text:span></text:p>
              </text:list-item>
            </text:list>
            <text:list text:style-name="L5">
              <text:list-header>
                <text:p text:style-name="P98"><text:span text:style-name="T54">&lt;https://www.99-bottles-of-beer.net/&gt;</text:span></text:p>
              </text:list-header>
            </text:list>
            <text:list text:style-name="L3">
              <text:list-header>
                <text:p text:style-name="P97"><text:span text:style-name="T55"/></text:p>
              </text:list-header>
              <text:list-item>
                <text:p text:style-name="P97"><text:span text:style-name="T53">Excluded target languages</text:span></text:p>
                <text:p text:style-name="P98"><text:span text:style-name="T54">11l, A+, APL, Assembly, Brainfuck, Crack, Eliza, K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封底" presentation:presentation-page-layout-name="AL1T0" presentation:use-date-time-name="dtd1">
        <draw:frame presentation:style-name="pr7" draw:text-style-name="P100" draw:layer="layout" svg:width="10.508cm" svg:height="3.176cm" svg:x="4.913cm" svg:y="4.525cm" presentation:class="title" presentation:user-transformed="true">
          <draw:text-box>
            <text:p text:style-name="P99"><text:span text:style-name="T56">Thank you!</text:span></text:p>
          </draw:text-box>
        </draw:frame>
        <draw:custom-shape draw:style-name="gr2" draw:text-style-name="P102" draw:layer="layout" svg:width="14.9cm" svg:height="0.896cm" svg:x="10.221cm" svg:y="17.936cm">
          <text:p text:style-name="P10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4" presentation:class="page"/>
          <draw:frame presentation:style-name="pr8" draw:text-style-name="P10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88</meta:editing-cycles>
    <meta:editing-duration>P5DT23H54M32S</meta:editing-duration>
    <meta:initial-creator>root </meta:initial-creator>
    <dc:date>2024-01-08T10:54:12.447257279</dc:date>
    <meta:document-statistic meta:object-count="708"/>
    <meta:user-defined meta:name="Info 1"/>
    <meta:user-defined meta:name="Info 2"/>
    <meta:user-defined meta:name="Info 3"/>
    <meta:user-defined meta:name="Info 4"/>
  </office:meta>
</office:document-meta>
</file>